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0.19cm" fo:margin-left="2.933cm" fo:margin-top="0cm" fo:margin-bottom="0cm" table:align="left" style:writing-mode="page"/>
    </style:style>
    <style:style style:name="Tabla1.A" style:family="table-column">
      <style:table-column-properties style:column-width="2.173cm"/>
    </style:style>
    <style:style style:name="Tabla1.B" style:family="table-column">
      <style:table-column-properties style:column-width="3.12cm"/>
    </style:style>
    <style:style style:name="Tabla1.C" style:family="table-column">
      <style:table-column-properties style:column-width="4.897cm"/>
    </style:style>
    <style:style style:name="Tabla1.1" style:family="table-row">
      <style:table-row-properties style:min-row-height="0.48cm" fo:keep-together="auto"/>
    </style:style>
    <style:style style:name="Tabla1.A1" style:family="table-cell">
      <style:table-cell-properties fo:padding-left="0.012cm" fo:padding-right="0.012cm" fo:padding-top="0cm" fo:padding-bottom="0cm" fo:border="0.75pt solid #000000"/>
    </style:style>
    <style:style style:name="Tabla1.2" style:family="table-row">
      <style:table-row-properties style:min-row-height="0.476cm" fo:keep-together="auto"/>
    </style:style>
    <style:style style:name="Tabla1.4" style:family="table-row">
      <style:table-row-properties style:min-row-height="0.474cm" fo:keep-together="auto"/>
    </style:style>
    <style:style style:name="Tabla1.5" style:family="table-row">
      <style:table-row-properties style:min-row-height="0.478cm" fo:keep-together="auto"/>
    </style:style>
    <style:style style:name="Tabla1.6" style:family="table-row">
      <style:table-row-properties style:min-row-height="0.734cm" fo:keep-together="auto"/>
    </style:style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Text_20_body">
      <style:paragraph-properties fo:margin-top="0.004cm" fo:margin-bottom="0cm" style:contextual-spacing="false"/>
      <style:text-properties style:font-name="Calibri1"/>
    </style:style>
    <style:style style:name="P3" style:family="paragraph" style:parent-style-name="List_20_Paragraph" style:list-style-name="WWNum1">
      <style:paragraph-properties fo:margin-left="1.469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4" style:family="paragraph" style:parent-style-name="Text_20_body">
      <style:paragraph-properties fo:margin-top="0.002cm" fo:margin-bottom="0cm" style:contextual-spacing="false"/>
    </style:style>
    <style:style style:name="P5" style:family="paragraph" style:parent-style-name="Table_20_Paragraph">
      <style:paragraph-properties fo:margin-left="0.61cm" fo:margin-right="0cm" fo:line-height="0.446cm"/>
    </style:style>
    <style:style style:name="P6" style:family="paragraph" style:parent-style-name="Table_20_Paragraph">
      <style:paragraph-properties fo:margin-left="0.72cm" fo:margin-right="0cm" fo:line-height="0.446cm"/>
    </style:style>
    <style:style style:name="P7" style:family="paragraph" style:parent-style-name="Table_20_Paragraph">
      <style:paragraph-properties fo:margin-left="1.464cm" fo:margin-right="0cm" fo:line-height="0.446cm"/>
    </style:style>
    <style:style style:name="P8" style:family="paragraph" style:parent-style-name="Table_20_Paragraph">
      <style:text-properties fo:font-size="10pt" officeooo:rsid="0019a8c1" officeooo:paragraph-rsid="0019a8c1" style:font-size-asian="10pt"/>
    </style:style>
    <style:style style:name="P9" style:family="paragraph" style:parent-style-name="Table_20_Paragraph">
      <style:paragraph-properties fo:margin-left="0.187cm" fo:margin-right="0cm" fo:line-height="0.441cm"/>
    </style:style>
    <style:style style:name="P10" style:family="paragraph" style:parent-style-name="Table_20_Paragraph">
      <style:paragraph-properties fo:margin-left="0.187cm" fo:margin-right="0cm" fo:line-height="0.443cm"/>
    </style:style>
    <style:style style:name="P11" style:family="paragraph" style:parent-style-name="Table_20_Paragraph">
      <style:text-properties fo:font-size="12pt" officeooo:rsid="0019a8c1" officeooo:paragraph-rsid="0019a8c1" style:font-size-asian="12pt"/>
    </style:style>
    <style:style style:name="P12" style:family="paragraph" style:parent-style-name="Table_20_Paragraph">
      <style:paragraph-properties fo:margin-left="0.187cm" fo:margin-right="0cm" fo:line-height="0.476cm"/>
    </style:style>
    <style:style style:name="P13" style:family="paragraph" style:parent-style-name="Text_20_body">
      <style:paragraph-properties fo:margin-top="0.012cm" fo:margin-bottom="0cm" style:contextual-spacing="false"/>
      <style:text-properties fo:font-size="11.5pt" style:font-size-asian="11.5pt"/>
    </style:style>
    <style:style style:name="P14" style:family="paragraph" style:parent-style-name="Standard">
      <style:paragraph-properties fo:margin-left="0.834cm" fo:margin-right="0cm" fo:margin-top="0cm" fo:margin-bottom="0cm" style:contextual-spacing="false" fo:text-align="start" style:justify-single-word="false" fo:text-indent="0cm" style:auto-text-indent="false"/>
    </style:style>
    <style:style style:name="P15" style:family="paragraph" style:parent-style-name="List_20_Paragraph" style:list-style-name="WWNum1">
      <style:paragraph-properties fo:margin-left="2.104cm" fo:margin-right="0cm" fo:margin-top="0.009cm" fo:margin-bottom="0cm" style:contextual-spacing="false" fo:line-height="0.519cm" fo:text-align="start" style:justify-single-word="false" fo:text-indent="-0.637cm" style:auto-text-indent="false">
        <style:tab-stops>
          <style:tab-stop style:position="2.104cm"/>
          <style:tab-stop style:position="2.106cm"/>
        </style:tab-stops>
      </style:paragraph-properties>
    </style:style>
    <style:style style:name="P16" style:family="paragraph" style:parent-style-name="List_20_Paragraph" style:list-style-name="WWNum1">
      <style:paragraph-properties fo:margin-left="2.104cm" fo:margin-right="0cm" fo:margin-top="0cm" fo:margin-bottom="0cm" style:contextual-spacing="false" fo:line-height="0.517cm" fo:text-align="start" style:justify-single-word="false" fo:text-indent="-0.637cm" style:auto-text-indent="false">
        <style:tab-stops>
          <style:tab-stop style:position="2.104cm"/>
          <style:tab-stop style:position="2.106cm"/>
        </style:tab-stops>
      </style:paragraph-properties>
    </style:style>
    <style:style style:name="P17" style:family="paragraph" style:parent-style-name="Text_20_body">
      <style:paragraph-properties fo:margin-top="0.009cm" fo:margin-bottom="0cm" style:contextual-spacing="false"/>
      <style:text-properties fo:font-size="11.5pt" fo:font-weight="normal" style:font-size-asian="11.5pt" style:font-weight-asian="normal"/>
    </style:style>
    <style:style style:name="P18" style:family="paragraph" style:parent-style-name="List_20_Paragraph" style:list-style-name="WWNum1">
      <style:paragraph-properties fo:margin-left="1.469cm" fo:margin-right="0.603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71cm"/>
        </style:tab-stops>
      </style:paragraph-properties>
    </style:style>
    <style:style style:name="P19" style:family="paragraph" style:parent-style-name="Standard">
      <style:paragraph-properties fo:margin-left="0.199cm" fo:margin-right="0cm" fo:margin-top="0cm" fo:margin-bottom="0cm" style:contextual-spacing="false" fo:text-align="start" style:justify-single-word="false" fo:text-indent="0cm" style:auto-text-indent="false"/>
    </style:style>
    <style:style style:name="P20" style:family="paragraph" style:parent-style-name="Standard">
      <style:paragraph-properties fo:margin-left="0.199cm" fo:margin-right="0cm" fo:margin-top="0cm" fo:margin-bottom="0cm" style:contextual-spacing="false" fo:text-align="start" style:justify-single-word="false" fo:text-indent="0cm" style:auto-text-indent="false"/>
      <style:text-properties officeooo:rsid="0019a8c1" officeooo:paragraph-rsid="0019a8c1"/>
    </style:style>
    <style:style style:name="P21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officeooo:paragraph-rsid="0019a8c1"/>
    </style:style>
    <style:style style:name="P22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officeooo:rsid="0019a8c1" officeooo:paragraph-rsid="0019a8c1"/>
    </style:style>
    <style:style style:name="P23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officeooo:rsid="0019a8c1" officeooo:paragraph-rsid="0019a8c1"/>
    </style:style>
    <style:style style:name="P24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officeooo:paragraph-rsid="0019a8c1"/>
    </style:style>
    <style:style style:name="P25" style:family="paragraph" style:parent-style-name="List_20_Paragraph" style:list-style-name="WWNum1">
      <style:paragraph-properties fo:margin-left="1.469cm" fo:margin-right="0cm" fo:margin-top="0.002cm" fo:margin-bottom="0cm" style:contextual-spacing="false" fo:line-height="100%" fo:text-align="start" style:justify-single-word="false" fo:text-indent="-0.637cm" style:auto-text-indent="false">
        <style:tab-stops>
          <style:tab-stop style:position="1.471cm"/>
        </style:tab-stops>
      </style:paragraph-properties>
    </style:style>
    <style:style style:name="P26" style:family="paragraph" style:parent-style-name="List_20_Paragraph" style:list-style-name="WWNum2">
      <style:paragraph-properties fo:margin-left="2.104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2.106cm"/>
        </style:tab-stops>
      </style:paragraph-properties>
    </style:style>
    <style:style style:name="P27" style:family="paragraph" style:parent-style-name="List_20_Paragraph" style:list-style-name="WWNum2">
      <style:paragraph-properties fo:margin-left="2.718cm" fo:margin-right="0cm" fo:margin-top="0.101cm" fo:margin-bottom="0cm" style:contextual-spacing="false" fo:line-height="100%" fo:text-align="start" style:justify-single-word="false" fo:text-indent="-0.637cm" style:auto-text-indent="false">
        <style:tab-stops>
          <style:tab-stop style:position="2.72cm"/>
        </style:tab-stops>
      </style:paragraph-properties>
    </style:style>
    <style:style style:name="P28" style:family="paragraph" style:parent-style-name="List_20_Paragraph" style:list-style-name="WWNum2">
      <style:paragraph-properties fo:margin-left="2.718cm" fo:margin-right="0cm" fo:margin-top="0.102cm" fo:margin-bottom="0cm" style:contextual-spacing="false" fo:line-height="100%" fo:text-align="start" style:justify-single-word="false" fo:text-indent="-0.637cm" style:auto-text-indent="false">
        <style:tab-stops>
          <style:tab-stop style:position="2.72cm"/>
        </style:tab-stops>
      </style:paragraph-properties>
      <style:text-properties fo:background-color="#ffff00"/>
    </style:style>
    <style:style style:name="P29" style:family="paragraph" style:parent-style-name="List_20_Paragraph" style:list-style-name="WWNum2">
      <style:paragraph-properties fo:margin-left="2.718cm" fo:margin-right="0cm" fo:margin-top="0.102cm" fo:margin-bottom="0cm" style:contextual-spacing="false" fo:line-height="100%" fo:text-align="start" style:justify-single-word="false" fo:text-indent="-0.637cm" style:auto-text-indent="false">
        <style:tab-stops>
          <style:tab-stop style:position="2.72cm"/>
        </style:tab-stops>
      </style:paragraph-properties>
    </style:style>
    <style:style style:name="P30" style:family="paragraph" style:parent-style-name="List_20_Paragraph" style:list-style-name="WWNum2">
      <style:paragraph-properties fo:margin-left="2.718cm" fo:margin-right="0cm" fo:margin-top="0.097cm" fo:margin-bottom="0cm" style:contextual-spacing="false" fo:line-height="100%" fo:text-align="start" style:justify-single-word="false" fo:text-indent="-0.637cm" style:auto-text-indent="false">
        <style:tab-stops>
          <style:tab-stop style:position="2.72cm"/>
        </style:tab-stops>
      </style:paragraph-properties>
    </style:style>
    <style:style style:name="P31" style:family="paragraph" style:parent-style-name="Text_20_body">
      <style:text-properties fo:font-size="17pt" fo:font-weight="normal" style:font-size-asian="17pt" style:font-weight-asian="normal"/>
    </style:style>
    <style:style style:name="P32" style:family="paragraph" style:parent-style-name="Text_20_body">
      <style:paragraph-properties fo:margin-top="0.016cm" fo:margin-bottom="0cm" style:contextual-spacing="false"/>
      <style:text-properties fo:font-size="14pt" fo:font-weight="normal" style:font-size-asian="14pt" style:font-weight-asian="normal"/>
    </style:style>
    <style:style style:name="P33" style:family="paragraph" style:parent-style-name="List_20_Paragraph" style:list-style-name="WWNum2">
      <style:paragraph-properties fo:margin-left="2.718cm" fo:margin-right="0cm" fo:margin-top="0.104cm" fo:margin-bottom="0cm" style:contextual-spacing="false" fo:line-height="100%" fo:text-align="start" style:justify-single-word="false" fo:text-indent="-0.637cm" style:auto-text-indent="false">
        <style:tab-stops>
          <style:tab-stop style:position="2.72cm"/>
        </style:tab-stops>
      </style:paragraph-properties>
      <style:text-properties fo:background-color="#ffff00"/>
    </style:style>
    <style:style style:name="P34" style:family="paragraph" style:parent-style-name="Text_20_body">
      <style:text-properties fo:font-size="14.5pt" fo:font-weight="normal" style:font-size-asian="14.5pt" style:font-weight-asian="normal"/>
    </style:style>
    <style:style style:name="P35" style:family="paragraph" style:parent-style-name="List_20_Paragraph" style:list-style-name="WWNum2">
      <style:paragraph-properties fo:margin-left="4.009cm" fo:margin-right="0cm" fo:margin-top="0.002cm" fo:margin-bottom="0cm" style:contextual-spacing="false" fo:line-height="0.487cm" fo:text-align="start" style:justify-single-word="false" fo:text-indent="-1.311cm" style:auto-text-indent="false">
        <style:tab-stops>
          <style:tab-stop style:position="4.009cm"/>
          <style:tab-stop style:position="4.011cm"/>
        </style:tab-stops>
      </style:paragraph-properties>
    </style:style>
    <style:style style:name="P36" style:family="paragraph" style:parent-style-name="List_20_Paragraph" style:list-style-name="WWNum2">
      <style:paragraph-properties fo:margin-left="4.009cm" fo:margin-right="0cm" fo:margin-top="0cm" fo:margin-bottom="0cm" style:contextual-spacing="false" fo:line-height="0.487cm" fo:text-align="start" style:justify-single-word="false" fo:text-indent="-1.311cm" style:auto-text-indent="false">
        <style:tab-stops>
          <style:tab-stop style:position="4.009cm"/>
          <style:tab-stop style:position="4.011cm"/>
        </style:tab-stops>
      </style:paragraph-properties>
      <style:text-properties fo:background-color="#ffff00"/>
    </style:style>
    <style:style style:name="P37" style:family="paragraph" style:parent-style-name="List_20_Paragraph" style:list-style-name="WWNum2">
      <style:paragraph-properties fo:margin-left="4.009cm" fo:margin-right="0cm" fo:margin-top="0cm" fo:margin-bottom="0cm" style:contextual-spacing="false" fo:line-height="100%" fo:text-align="start" style:justify-single-word="false" fo:text-indent="-1.311cm" style:auto-text-indent="false">
        <style:tab-stops>
          <style:tab-stop style:position="4.009cm"/>
          <style:tab-stop style:position="4.011cm"/>
        </style:tab-stops>
      </style:paragraph-properties>
    </style:style>
    <style:style style:name="P38" style:family="paragraph" style:parent-style-name="List_20_Paragraph" style:list-style-name="WWNum2" style:master-page-name="Converted1">
      <style:paragraph-properties fo:margin-left="2.104cm" fo:margin-right="0cm" fo:margin-top="0.24cm" fo:margin-bottom="0cm" style:contextual-spacing="false" fo:line-height="0.485cm" fo:text-align="start" style:justify-single-word="false" fo:text-indent="-0.637cm" style:auto-text-indent="false" style:page-number="auto">
        <style:tab-stops>
          <style:tab-stop style:position="2.106cm"/>
        </style:tab-stops>
      </style:paragraph-properties>
    </style:style>
    <style:style style:name="P39" style:family="paragraph" style:parent-style-name="List_20_Paragraph" style:list-style-name="WWNum2">
      <style:paragraph-properties fo:margin-left="3.374cm" fo:margin-right="0cm" fo:margin-top="0cm" fo:margin-bottom="0cm" style:contextual-spacing="false" fo:line-height="0.485cm" fo:text-align="start" style:justify-single-word="false" fo:text-indent="-0.637cm" style:auto-text-indent="false">
        <style:tab-stops>
          <style:tab-stop style:position="3.376cm"/>
        </style:tab-stops>
      </style:paragraph-properties>
    </style:style>
    <style:style style:name="P40" style:family="paragraph" style:parent-style-name="List_20_Paragraph" style:list-style-name="WWNum2">
      <style:paragraph-properties fo:margin-left="3.374cm" fo:margin-right="0cm" fo:margin-top="0cm" fo:margin-bottom="0cm" style:contextual-spacing="false" fo:line-height="0.487cm" fo:text-align="start" style:justify-single-word="false" fo:text-indent="-0.637cm" style:auto-text-indent="false">
        <style:tab-stops>
          <style:tab-stop style:position="3.376cm"/>
        </style:tab-stops>
      </style:paragraph-properties>
    </style:style>
    <style:style style:name="P41" style:family="paragraph" style:parent-style-name="List_20_Paragraph" style:list-style-name="WWNum2">
      <style:paragraph-properties fo:margin-left="3.374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3.376cm"/>
        </style:tab-stops>
      </style:paragraph-properties>
    </style:style>
    <style:style style:name="P42" style:family="paragraph" style:parent-style-name="Text_20_body">
      <style:text-properties fo:font-weight="normal" style:font-weight-asian="normal"/>
    </style:style>
    <style:style style:name="P43" style:family="paragraph" style:parent-style-name="List_20_Paragraph" style:list-style-name="WWNum2">
      <style:paragraph-properties fo:margin-left="4.009cm" fo:margin-right="0cm" fo:margin-top="0cm" fo:margin-bottom="0cm" style:contextual-spacing="false" fo:line-height="0.487cm" fo:text-align="start" style:justify-single-word="false" fo:text-indent="-1.311cm" style:auto-text-indent="false">
        <style:tab-stops>
          <style:tab-stop style:position="4.009cm"/>
          <style:tab-stop style:position="4.011cm"/>
        </style:tab-stops>
      </style:paragraph-properties>
    </style:style>
    <style:style style:name="P44" style:family="paragraph" style:parent-style-name="Text_20_body">
      <style:paragraph-properties fo:margin-top="0.002cm" fo:margin-bottom="0cm" style:contextual-spacing="false"/>
      <style:text-properties fo:font-size="18pt" fo:font-weight="normal" style:font-size-asian="18pt" style:font-weight-asian="normal"/>
    </style:style>
    <style:style style:name="P45" style:family="paragraph" style:parent-style-name="List_20_Paragraph" style:list-style-name="WWNum2">
      <style:paragraph-properties fo:margin-left="2.104cm" fo:margin-right="0.621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106cm"/>
        </style:tab-stops>
      </style:paragraph-properties>
    </style:style>
    <style:style style:name="P46" style:family="paragraph" style:parent-style-name="Standard">
      <style:paragraph-properties fo:margin-left="2.701cm" fo:margin-right="0cm" fo:margin-top="0.489cm" fo:margin-bottom="0cm" style:contextual-spacing="false" fo:text-align="start" style:justify-single-word="false" fo:text-indent="0cm" style:auto-text-indent="false">
        <style:tab-stops>
          <style:tab-stop style:position="4.538cm" style:type="right"/>
        </style:tab-stops>
      </style:paragraph-properties>
    </style:style>
    <style:style style:name="P47" style:family="paragraph" style:parent-style-name="Standard">
      <style:paragraph-properties fo:margin-left="2.701cm" fo:margin-right="0cm" fo:margin-top="0cm" fo:margin-bottom="0cm" style:contextual-spacing="false" fo:line-height="0.487cm" fo:text-align="start" style:justify-single-word="false" fo:text-indent="0cm" style:auto-text-indent="false">
        <style:tab-stops>
          <style:tab-stop style:position="4.75cm" style:type="right"/>
        </style:tab-stops>
      </style:paragraph-properties>
    </style:style>
    <style:style style:name="P48" style:family="paragraph" style:parent-style-name="Standard">
      <style:paragraph-properties fo:margin-left="2.701cm" fo:margin-right="0cm" fo:margin-top="0cm" fo:margin-bottom="0cm" style:contextual-spacing="false" fo:line-height="0.487cm" fo:text-align="start" style:justify-single-word="false" fo:text-indent="0cm" style:auto-text-indent="false">
        <style:tab-stops>
          <style:tab-stop style:position="4.327cm" style:type="right"/>
        </style:tab-stops>
      </style:paragraph-properties>
    </style:style>
    <style:style style:name="P49" style:family="paragraph" style:parent-style-name="Standard">
      <style:paragraph-properties fo:margin-left="2.7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4.96cm" style:type="right"/>
        </style:tab-stops>
      </style:paragraph-properties>
    </style:style>
    <style:style style:name="P50" style:family="paragraph" style:parent-style-name="Text_20_body">
      <style:paragraph-properties fo:margin-top="0.018cm" fo:margin-bottom="0cm" style:contextual-spacing="false"/>
      <style:text-properties fo:font-size="17.5pt" fo:font-weight="normal" style:font-size-asian="17.5pt" style:font-weight-asian="normal"/>
    </style:style>
    <style:style style:name="P51" style:family="paragraph" style:parent-style-name="List_20_Paragraph" style:list-style-name="WWNum1">
      <style:paragraph-properties fo:margin-left="1.469cm" fo:margin-right="0.429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71cm"/>
        </style:tab-stops>
      </style:paragraph-properties>
    </style:style>
    <style:style style:name="P52" style:family="paragraph" style:parent-style-name="List_20_Paragraph" style:list-style-name="WWNum1">
      <style:paragraph-properties fo:margin-left="1.469cm" fo:margin-right="0.572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71cm"/>
        </style:tab-stops>
      </style:paragraph-properties>
    </style:style>
    <style:style style:name="P53" style:family="paragraph" style:parent-style-name="Text_20_body">
      <style:paragraph-properties fo:margin-left="1.469cm" fo:margin-right="0cm"/>
    </style:style>
    <style:style style:name="P54" style:family="paragraph" style:parent-style-name="List_20_Paragraph" style:list-style-name="WWNum1">
      <style:paragraph-properties fo:margin-left="1.469cm" fo:margin-right="0.714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71cm"/>
        </style:tab-stops>
      </style:paragraph-properties>
    </style:style>
    <style:style style:name="P55" style:family="paragraph" style:parent-style-name="Frame_20_contents">
      <style:paragraph-properties fo:margin-left="0.106cm" fo:margin-right="0cm" fo:margin-top="0.016cm" fo:margin-bottom="0cm" style:contextual-spacing="false" fo:text-align="start" style:justify-single-word="false" fo:text-indent="0cm" style:auto-text-indent="false"/>
    </style:style>
    <style:style style:name="T1" style:family="text">
      <style:text-properties fo:color="#5b8425" loext:opacity="100%"/>
    </style:style>
    <style:style style:name="T2" style:family="text">
      <style:text-properties fo:color="#5b8425" loext:opacity="100%" fo:letter-spacing="-0.009cm"/>
    </style:style>
    <style:style style:name="T3" style:family="text">
      <style:text-properties style:font-name="Calibri1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letter-spacing="-0.007cm" fo:font-weight="bold" style:font-size-asian="12pt" style:font-weight-asian="bold"/>
    </style:style>
    <style:style style:name="T6" style:family="text">
      <style:text-properties fo:font-size="12pt" fo:letter-spacing="-0.005cm" fo:font-weight="bold" style:font-size-asian="12pt" style:font-weight-asian="bold"/>
    </style:style>
    <style:style style:name="T7" style:family="text">
      <style:text-properties fo:font-size="12pt" fo:letter-spacing="-0.009cm" fo:font-weight="bold" style:font-size-asian="12pt" style:font-weight-asian="bold"/>
    </style:style>
    <style:style style:name="T8" style:family="text">
      <style:text-properties fo:font-size="10pt" style:font-size-asian="10pt"/>
    </style:style>
    <style:style style:name="T9" style:family="text">
      <style:text-properties fo:font-size="12pt" style:font-size-asian="12pt"/>
    </style:style>
    <style:style style:name="T10" style:family="text">
      <style:text-properties fo:font-size="11.5pt" style:font-size-asian="11.5pt"/>
    </style:style>
    <style:style style:name="T11" style:family="text">
      <style:text-properties fo:color="#151514" loext:opacity="100%" fo:font-size="12pt" style:font-size-asian="12pt"/>
    </style:style>
    <style:style style:name="T12" style:family="text">
      <style:text-properties fo:color="#151514" loext:opacity="100%" fo:font-size="12pt" fo:letter-spacing="-0.011cm" style:font-size-asian="12pt"/>
    </style:style>
    <style:style style:name="T13" style:family="text">
      <style:text-properties fo:color="#151514" loext:opacity="100%" fo:font-size="12pt" fo:letter-spacing="-0.009cm" style:font-size-asian="12pt"/>
    </style:style>
    <style:style style:name="T14" style:family="text">
      <style:text-properties fo:color="#151514" loext:opacity="100%" fo:font-size="12pt" fo:letter-spacing="-0.007cm" style:font-size-asian="12pt"/>
    </style:style>
    <style:style style:name="T15" style:family="text">
      <style:text-properties fo:color="#151514" loext:opacity="100%" fo:font-size="12pt" fo:letter-spacing="-0.002cm" style:font-size-asian="12pt"/>
    </style:style>
    <style:style style:name="T16" style:family="text">
      <style:text-properties fo:font-size="11.5pt" fo:font-weight="normal" style:font-size-asian="11.5pt" style:font-weight-asian="normal"/>
    </style:style>
    <style:style style:name="T17" style:family="text">
      <style:text-properties fo:font-size="12pt" fo:letter-spacing="-0.101cm" fo:font-weight="bold" style:font-size-asian="12pt" style:font-weight-asian="bold"/>
    </style:style>
    <style:style style:name="T18" style:family="text">
      <style:text-properties fo:font-size="12pt" fo:letter-spacing="-0.011cm" style:font-size-asian="12pt"/>
    </style:style>
    <style:style style:name="T19" style:family="text">
      <style:text-properties fo:font-size="12pt" fo:letter-spacing="-0.009cm" style:font-size-asian="12pt"/>
    </style:style>
    <style:style style:name="T20" style:family="text">
      <style:text-properties fo:font-size="12pt" fo:letter-spacing="-0.101cm" style:font-size-asian="12pt"/>
    </style:style>
    <style:style style:name="T21" style:family="text">
      <style:text-properties fo:font-size="12pt" fo:letter-spacing="-0.004cm" style:font-size-asian="12pt"/>
    </style:style>
    <style:style style:name="T22" style:family="text">
      <style:text-properties fo:font-size="12pt" fo:letter-spacing="-0.002cm" style:font-size-asian="12pt"/>
    </style:style>
    <style:style style:name="T23" style:family="text">
      <style:text-properties fo:font-size="12pt" officeooo:rsid="0019a8c1" style:font-size-asian="12pt"/>
    </style:style>
    <style:style style:name="T24" style:family="text">
      <style:text-properties fo:color="#151514" loext:opacity="100%" fo:font-size="12pt" fo:font-weight="bold" style:font-size-asian="12pt" style:font-weight-asian="bold"/>
    </style:style>
    <style:style style:name="T25" style:family="text">
      <style:text-properties fo:font-size="17pt" fo:font-weight="normal" style:font-size-asian="17pt" style:font-weight-asian="normal"/>
    </style:style>
    <style:style style:name="T26" style:family="text">
      <style:text-properties fo:font-size="12pt" fo:background-color="#ffff00" loext:char-shading-value="0" style:font-size-asian="12pt"/>
    </style:style>
    <style:style style:name="T27" style:family="text">
      <style:text-properties fo:font-size="12pt" fo:letter-spacing="-0.009cm" fo:background-color="#ffff00" loext:char-shading-value="0" style:font-size-asian="12pt"/>
    </style:style>
    <style:style style:name="T28" style:family="text">
      <style:text-properties fo:font-size="12pt" fo:letter-spacing="-0.005cm" style:font-size-asian="12pt"/>
    </style:style>
    <style:style style:name="T29" style:family="text">
      <style:text-properties fo:font-size="14pt" fo:font-weight="normal" style:font-size-asian="14pt" style:font-weight-asian="normal"/>
    </style:style>
    <style:style style:name="T30" style:family="text">
      <style:text-properties fo:font-size="12pt" fo:letter-spacing="-0.004cm" fo:font-weight="bold" style:font-size-asian="12pt" style:font-weight-asian="bold"/>
    </style:style>
    <style:style style:name="T31" style:family="text">
      <style:text-properties fo:font-size="12pt" fo:letter-spacing="-0.012cm" style:font-size-asian="12pt"/>
    </style:style>
    <style:style style:name="T32" style:family="text">
      <style:text-properties fo:font-size="12pt" fo:letter-spacing="-0.016cm" style:font-size-asian="12pt"/>
    </style:style>
    <style:style style:name="T33" style:family="text">
      <style:text-properties fo:font-size="14.5pt" fo:font-weight="normal" style:font-size-asian="14.5pt" style:font-weight-asian="normal"/>
    </style:style>
    <style:style style:name="T34" style:family="text">
      <style:text-properties fo:font-size="12pt" fo:letter-spacing="-0.007cm" style:font-size-asian="12pt"/>
    </style:style>
    <style:style style:name="T35" style:family="text">
      <style:text-properties fo:font-weight="normal" style:font-weight-asian="normal"/>
    </style:style>
    <style:style style:name="T36" style:family="text">
      <style:text-properties fo:font-size="18pt" fo:font-weight="normal" style:font-size-asian="18pt" style:font-weight-asian="normal"/>
    </style:style>
    <style:style style:name="T37" style:family="text">
      <style:text-properties fo:font-size="17.5pt" fo:font-weight="normal" style:font-size-asian="17.5pt" style:font-weight-asian="normal"/>
    </style:style>
    <style:style style:name="T38" style:family="text">
      <style:text-properties fo:font-size="12pt" fo:letter-spacing="0.099cm" fo:font-weight="bold" style:font-size-asian="12pt" style:font-weight-asian="bold"/>
    </style:style>
    <style:style style:name="T39" style:family="text">
      <style:text-properties fo:font-size="12pt" fo:letter-spacing="0.101cm" fo:font-weight="bold" style:font-size-asian="12pt" style:font-weight-asian="bold"/>
    </style:style>
    <style:style style:name="T40" style:family="text">
      <style:text-properties fo:font-size="12pt" fo:letter-spacing="0.102cm" fo:font-weight="bold" style:font-size-asian="12pt" style:font-weight-asian="bold"/>
    </style:style>
    <style:style style:name="T41" style:family="text">
      <style:text-properties fo:font-size="12pt" fo:letter-spacing="0.097cm" fo:font-weight="bold" style:font-size-asian="12pt" style:font-weight-asian="bold"/>
    </style:style>
    <style:style style:name="T42" style:family="text">
      <style:text-properties fo:font-size="12pt" fo:letter-spacing="-0.002cm" fo:font-weight="bold" style:font-size-asian="12pt" style:font-weight-asian="bold"/>
    </style:style>
    <style:style style:name="T43" style:family="text">
      <style:text-properties fo:font-size="12pt" fo:letter-spacing="0.004cm" fo:font-weight="bold" style:font-size-asian="12pt" style:font-weight-asian="bold"/>
    </style:style>
    <style:style style:name="T44" style:family="text">
      <style:text-properties fo:font-size="12pt" fo:letter-spacing="0.002cm" fo:font-weight="bold" style:font-size-asian="12pt" style:font-weight-asian="bold"/>
    </style:style>
    <style:style style:name="T45" style:family="text">
      <style:text-properties fo:font-size="12pt" fo:letter-spacing="0.005cm" fo:font-weight="bold" style:font-size-asian="12pt" style:font-weight-asian="bold"/>
    </style:style>
    <style:style style:name="T46" style:family="text">
      <style:text-properties fo:letter-spacing="0.097cm"/>
    </style:style>
    <style:style style:name="T47" style:family="text">
      <style:text-properties fo:letter-spacing="0.099cm"/>
    </style:style>
    <style:style style:name="T48" style:family="text">
      <style:text-properties fo:letter-spacing="0.101cm"/>
    </style:style>
    <style:style style:name="T49" style:family="text">
      <style:text-properties fo:letter-spacing="-0.101cm"/>
    </style:style>
    <style:style style:name="T50" style:family="text">
      <style:text-properties fo:letter-spacing="-0.004cm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<text:bookmark text:name="Páxina 1"/><text:span text:style-name="T1">CUESTIONES</text:span><text:span text:style-name="T2"> </text:span><text:span text:style-name="T1">MODELO</text:span><text:span text:style-name="T2"> </text:span><text:span text:style-name="T1">VON</text:span><text:span text:style-name="T2"> </text:span><text:span text:style-name="T1">NEUMANN</text:span></text:p>
        <text:p text:style-name="P2" loext:marker-style-name="T3"/>
        <text:list text:style-name="WWNum1">
          <text:list-item>
            <text:p text:style-name="P3" loext:marker-style-name="T4"><text:span text:style-name="T4">Rellena</text:span><text:span text:style-name="T5"> </text:span><text:span text:style-name="T4">el</text:span><text:span text:style-name="T5"> </text:span><text:span text:style-name="T4">siguiente</text:span><text:span text:style-name="T5"> </text:span><text:span text:style-name="T4">cuadro</text:span><text:span text:style-name="T5"> </text:span><text:span text:style-name="T4">en</text:span><text:span text:style-name="T6"> </text:span><text:span text:style-name="T4">relación</text:span><text:span text:style-name="T5"> </text:span><text:span text:style-name="T4">a</text:span><text:span text:style-name="T5"> </text:span><text:span text:style-name="T4">la</text:span><text:span text:style-name="T5"> </text:span><text:span text:style-name="T4">jerarquía</text:span><text:span text:style-name="T6"> </text:span><text:span text:style-name="T4">de</text:span><text:span text:style-name="T7"> </text:span><text:span text:style-name="T4">memoria</text:span></text:p>
          </text:list-item>
        </text:list>
        <text:p text:style-name="P4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P5" loext:marker-style-name="T4"><text:span text:style-name="T4">Nivel</text:span><text:span text:style-name="T4"/></text:p>
            </table:table-cell>
            <table:table-cell table:style-name="Tabla1.A1" office:value-type="string">
              <text:p text:style-name="P6" loext:marker-style-name="T4"><text:span text:style-name="T4">Memoria</text:span><text:span text:style-name="T4"/></text:p>
            </table:table-cell>
            <table:table-cell table:style-name="Tabla1.A1" office:value-type="string">
              <text:p text:style-name="P7" loext:marker-style-name="T4"><text:span text:style-name="T4">Capacidad</text:span><text:span text:style-name="T4"/></text:p>
            </table:table-cell>
          </table:table-row>
          <table:table-row table:style-name="Tabla1.2">
            <table:table-cell table:style-name="Tabla1.A1" office:value-type="string">
              <text:p text:style-name="P8" loext:marker-style-name="T8">CACHE</text:p>
            </table:table-cell>
            <table:table-cell table:style-name="Tabla1.A1" office:value-type="string">
              <text:p text:style-name="P9" loext:marker-style-name="T9"><text:span text:style-name="T9">Caché</text:span><text:span text:style-name="T9"/></text:p>
            </table:table-cell>
            <table:table-cell table:style-name="Tabla1.A1" office:value-type="string">
              <text:p text:style-name="P8" loext:marker-style-name="T8">KB a MB</text:p>
            </table:table-cell>
          </table:table-row>
          <table:table-row table:style-name="Tabla1.2">
            <table:table-cell table:style-name="Tabla1.A1" office:value-type="string">
              <text:p text:style-name="P8" loext:marker-style-name="T8">REGISTRO</text:p>
            </table:table-cell>
            <table:table-cell table:style-name="Tabla1.A1" office:value-type="string">
              <text:p text:style-name="P10" loext:marker-style-name="T9"><text:span text:style-name="T9">Registros</text:span><text:span text:style-name="T9"/></text:p>
            </table:table-cell>
            <table:table-cell table:style-name="Tabla1.A1" office:value-type="string">
              <text:p text:style-name="P8" loext:marker-style-name="T8">Bits</text:p>
            </table:table-cell>
          </table:table-row>
          <table:table-row table:style-name="Tabla1.4">
            <table:table-cell table:style-name="Tabla1.A1" office:value-type="string">
              <text:p text:style-name="P8" loext:marker-style-name="T8">PRINCIPAL</text:p>
            </table:table-cell>
            <table:table-cell table:style-name="Tabla1.A1" office:value-type="string">
              <text:p text:style-name="P9" loext:marker-style-name="T9"><text:span text:style-name="T9">Principal</text:span><text:span text:style-name="T9"/></text:p>
            </table:table-cell>
            <table:table-cell table:style-name="Tabla1.A1" office:value-type="string">
              <text:p text:style-name="P8" loext:marker-style-name="T8">MB a GB</text:p>
            </table:table-cell>
          </table:table-row>
          <table:table-row table:style-name="Tabla1.5">
            <table:table-cell table:style-name="Tabla1.A1" office:value-type="string">
              <text:p text:style-name="P8" loext:marker-style-name="T8">AUXILIAR</text:p>
            </table:table-cell>
            <table:table-cell table:style-name="Tabla1.A1" office:value-type="string">
              <text:p text:style-name="P10" loext:marker-style-name="T9"><text:span text:style-name="T9">Auxiliar</text:span><text:span text:style-name="T9"/></text:p>
            </table:table-cell>
            <table:table-cell table:style-name="Tabla1.A1" office:value-type="string">
              <text:p text:style-name="P8" loext:marker-style-name="T8">GB a TB</text:p>
            </table:table-cell>
          </table:table-row>
          <table:table-row table:style-name="Tabla1.6">
            <table:table-cell table:style-name="Tabla1.A1" office:value-type="string">
              <text:p text:style-name="P11" loext:marker-style-name="T9">SECUN.</text:p>
            </table:table-cell>
            <table:table-cell table:style-name="Tabla1.A1" office:value-type="string">
              <text:p text:style-name="P12" loext:marker-style-name="T9"><text:span text:style-name="T9">Secundaria</text:span><text:span text:style-name="T9"/></text:p>
            </table:table-cell>
            <table:table-cell table:style-name="Tabla1.A1" office:value-type="string">
              <text:p text:style-name="P11" loext:marker-style-name="T9">GB a EB</text:p>
            </table:table-cell>
          </table:table-row>
        </table:table>
        <text:p text:style-name="P13" loext:marker-style-name="T10"/>
        <text:p text:style-name="P14" loext:marker-style-name="T9"><text:span text:style-name="T11">Utiliza</text:span><text:span text:style-name="T12"> </text:span><text:span text:style-name="T11">las</text:span><text:span text:style-name="T13"> </text:span><text:span text:style-name="T11">siguientes</text:span><text:span text:style-name="T14"> </text:span><text:span text:style-name="T11">capacidades</text:span><text:span text:style-name="T13"> </text:span><text:span text:style-name="T11">para</text:span><text:span text:style-name="T13"> </text:span><text:span text:style-name="T11">colocar</text:span><text:span text:style-name="T12"> </text:span><text:span text:style-name="T11">en</text:span><text:span text:style-name="T14"> </text:span><text:span text:style-name="T11">la</text:span><text:span text:style-name="T12"> </text:span><text:span text:style-name="T11">tabla:</text:span></text:p>
        <text:list text:continue-numbering="true" text:style-name="WWNum1">
          <text:list-item>
            <text:list>
              <text:list-item>
                <text:p text:style-name="P15" loext:marker-style-name="T9"><text:span text:style-name="T11">GB</text:span><text:span text:style-name="T15"> </text:span><text:span text:style-name="T11">a</text:span><text:span text:style-name="T15"> </text:span><text:span text:style-name="T11">EB</text:span></text:p>
              </text:list-item>
              <text:list-item>
                <text:p text:style-name="P16" loext:marker-style-name="T9"><text:span text:style-name="T11">Bits</text:span><text:span text:style-name="T11"/></text:p>
              </text:list-item>
              <text:list-item>
                <text:p text:style-name="P16" loext:marker-style-name="T9"><text:span text:style-name="T11">MB</text:span><text:span text:style-name="T15"> </text:span><text:span text:style-name="T11">a</text:span><text:span text:style-name="T15"> </text:span><text:span text:style-name="T11">GB</text:span></text:p>
              </text:list-item>
              <text:list-item>
                <text:p text:style-name="P16" loext:marker-style-name="T9"><text:span text:style-name="T11">KB</text:span><text:span text:style-name="T15"> </text:span><text:span text:style-name="T11">a</text:span><text:span text:style-name="T15"> </text:span><text:span text:style-name="T11">MB</text:span></text:p>
              </text:list-item>
              <text:list-item>
                <text:p text:style-name="P16" loext:marker-style-name="T9"><text:span text:style-name="T11">GB</text:span><text:span text:style-name="T15"> </text:span><text:span text:style-name="T11">a</text:span><text:span text:style-name="T15"> </text:span><text:span text:style-name="T11">TB</text:span></text:p>
              </text:list-item>
            </text:list>
          </text:list-item>
        </text:list>
        <text:p text:style-name="P17" loext:marker-style-name="T16"/>
        <text:list xml:id="list3511479197998" text:continue-numbering="true" text:style-name="WWNum1">
          <text:list-item>
            <text:p text:style-name="P18" loext:marker-style-name="T4"><text:span text:style-name="T4">Clasifica</text:span><text:span text:style-name="T7"> </text:span><text:span text:style-name="T4">los</text:span><text:span text:style-name="T5"> </text:span><text:span text:style-name="T4">siguientes</text:span><text:span text:style-name="T5"> </text:span><text:span text:style-name="T4">periféricos</text:span><text:span text:style-name="T5"> </text:span><text:span text:style-name="T4">en</text:span><text:span text:style-name="T6"> </text:span><text:span text:style-name="T4">función</text:span><text:span text:style-name="T6"> </text:span><text:span text:style-name="T4">de</text:span><text:span text:style-name="T7"> </text:span><text:span text:style-name="T4">su</text:span><text:span text:style-name="T6"> </text:span><text:span text:style-name="T4">propósito</text:span><text:span text:style-name="T5"> </text:span><text:span text:style-name="T4">(entrada,</text:span><text:span text:style-name="T5"> </text:span><text:span text:style-name="T4">salida,</text:span><text:span text:style-name="T5"> </text:span><text:span text:style-name="T4">E/S</text:span><text:span text:style-name="T6"> </text:span><text:span text:style-name="T4">y</text:span><text:span text:style-name="T5"> </text:span><text:span text:style-name="T4">sus</text:span><text:span text:style-name="T17"> </text:span><text:span text:style-name="T4">subtipos):</text:span></text:p>
          </text:list-item>
        </text:list>
        <text:p text:style-name="P19" loext:marker-style-name="T9"><text:span text:style-name="T9">Ratón,</text:span><text:span text:style-name="T18"> </text:span><text:span text:style-name="T9">módem,</text:span><text:span text:style-name="T19"> </text:span><text:span text:style-name="T9">pendrive,</text:span><text:span text:style-name="T19"> </text:span><text:span text:style-name="T9">tarjeta</text:span><text:span text:style-name="T18"> </text:span><text:span text:style-name="T9">de</text:span><text:span text:style-name="T19"> </text:span><text:span text:style-name="T9">memoria,</text:span><text:span text:style-name="T19"> </text:span><text:span text:style-name="T9">touchpad,</text:span><text:span text:style-name="T19"> </text:span><text:span text:style-name="T9">monitor,</text:span><text:span text:style-name="T19"> </text:span><text:span text:style-name="T9">router,</text:span><text:span text:style-name="T19"> </text:span><text:span text:style-name="T9">cámara</text:span><text:span text:style-name="T18"> </text:span><text:span text:style-name="T9">web,</text:span><text:span text:style-name="T19"> </text:span><text:span text:style-name="T9">impresora,</text:span><text:span text:style-name="T20"> </text:span><text:span text:style-name="T9">altavoces,</text:span><text:span text:style-name="T21"> </text:span><text:span text:style-name="T9">escáner,</text:span><text:span text:style-name="T21"> </text:span><text:span text:style-name="T9">micrófono,</text:span><text:span text:style-name="T21"> </text:span><text:span text:style-name="T9">BluRay,</text:span><text:span text:style-name="T21"> </text:span><text:span text:style-name="T9">switch,</text:span><text:span text:style-name="T22"> </text:span><text:span text:style-name="T9">fax,</text:span><text:span text:style-name="T21"> </text:span><text:span text:style-name="T9">disco</text:span><text:span text:style-name="T21"> </text:span><text:span text:style-name="T9">duro</text:span><text:span text:style-name="T21"> </text:span><text:span text:style-name="T9">externo.</text:span></text:p>
        <text:p text:style-name="P20" loext:marker-style-name="T9"><text:span text:style-name="T9">ENTRADA:</text:span></text:p>
        <text:list text:style-name="L1">
          <text:list-item>
            <text:p text:style-name="P21"><text:span text:style-name="T23">Ratón</text:span></text:p>
          </text:list-item>
          <text:list-item>
            <text:p text:style-name="P21">Touchpad</text:p>
          </text:list-item>
          <text:list-item>
            <text:p text:style-name="P21">Cámara web</text:p>
          </text:list-item>
          <text:list-item>
            <text:p text:style-name="P21">Escáner</text:p>
          </text:list-item>
          <text:list-item>
            <text:p text:style-name="P21" loext:marker-style-name="T9">Micrófono</text:p>
          </text:list-item>
        </text:list>
        <text:p text:style-name="P20" loext:marker-style-name="T9">SALIDA</text:p>
        <text:list text:style-name="L2">
          <text:list-item>
            <text:p text:style-name="P22">Monitor</text:p>
          </text:list-item>
          <text:list-item>
            <text:p text:style-name="P22">Impresora</text:p>
          </text:list-item>
          <text:list-item>
            <text:p text:style-name="P22" loext:marker-style-name="T9">Altavoz</text:p>
          </text:list-item>
        </text:list>
        <text:p text:style-name="P20" loext:marker-style-name="T9"><text:span text:style-name="T9">ENTRADA/SALIDA</text:span></text:p>
        <text:list text:style-name="L3">
          <text:list-item>
            <text:p text:style-name="P23"><text:span text:style-name="T9">Modem</text:span></text:p>
          </text:list-item>
          <text:list-item>
            <text:p text:style-name="P23"><text:span text:style-name="T9">Router</text:span></text:p>
          </text:list-item>
          <text:list-item>
            <text:p text:style-name="P23"><text:span text:style-name="T9">Fax</text:span></text:p>
          </text:list-item>
          <text:list-item>
            <text:p text:style-name="P23"><text:span text:style-name="T9">Disco duro externo</text:span></text:p>
          </text:list-item>
          <text:list-item>
            <text:p text:style-name="P23"><text:span text:style-name="T9">Pendrive</text:span></text:p>
          </text:list-item>
          <text:list-item>
            <text:p text:style-name="P24"><text:span text:style-name="T23">Tarjeta memoria</text:span></text:p>
            <text:p text:style-name="P24"><text:span text:style-name="T23"/></text:p>
          </text:list-item>
        </text:list>
        <text:list xml:id="list3512053369175" text:continue-list="list3511479197998" text:style-name="WWNum1">
          <text:list-item>
            <text:p text:style-name="P25" loext:marker-style-name="T24"><text:span text:style-name="T4">CUESTIONES</text:span><text:span text:style-name="T24"/></text:p>
          </text:list-item>
        </text:list>
        <text:p text:style-name="Text_20_body"/>
        <text:list text:style-name="WWNum2">
          <text:list-item>
            <text:p text:style-name="P26" loext:marker-style-name="T4"><text:span text:style-name="T4">¿Cuántos</text:span><text:span text:style-name="T7"> </text:span><text:span text:style-name="T4">registros</text:span><text:span text:style-name="T5"> </text:span><text:span text:style-name="T4">de</text:span><text:span text:style-name="T7"> </text:span><text:span text:style-name="T4">entrada</text:span><text:span text:style-name="T5"> </text:span><text:span text:style-name="T4">tiene</text:span><text:span text:style-name="T5"> </text:span><text:span text:style-name="T4">un</text:span><text:span text:style-name="T6"> </text:span><text:span text:style-name="T4">operador</text:span><text:span text:style-name="T5"> </text:span><text:span text:style-name="T4">diádico?</text:span></text:p>
            <text:list>
              <text:list-item>
                <text:p text:style-name="P27" loext:marker-style-name="T9"><text:span text:style-name="T9">Uno.</text:span><text:span text:style-name="T9"/></text:p>
              </text:list-item>
              <text:list-item>
                <text:p text:style-name="P28"><text:span text:style-name="T9">Dos.</text:span></text:p>
              </text:list-item>
              <text:list-item>
                <text:p text:style-name="P29" loext:marker-style-name="T9"><text:span text:style-name="T9">Tres.</text:span><text:span text:style-name="T9"/></text:p>
              </text:list-item>
              <text:list-item>
                <text:p text:style-name="P30" loext:marker-style-name="T9"><text:span text:style-name="T9">Cuatro.</text:span><text:span text:style-name="T9"/></text:p>
              </text:list-item>
            </text:list>
          </text:list-item>
        </text:list>
        <text:p text:style-name="P31" loext:marker-style-name="T25"/>
        <text:list text:continue-numbering="true" text:style-name="WWNum2">
          <text:list-item>
            <text:p text:style-name="P26" loext:marker-style-name="T4"><text:span text:style-name="T4">¿Qué</text:span><text:span text:style-name="T5"> </text:span><text:span text:style-name="T4">componente</text:span><text:span text:style-name="T5"> </text:span><text:span text:style-name="T4">forma</text:span><text:span text:style-name="T6"> </text:span><text:span text:style-name="T4">parte</text:span><text:span text:style-name="T6"> </text:span><text:span text:style-name="T4">de</text:span><text:span text:style-name="T5"> </text:span><text:span text:style-name="T4">la</text:span><text:span text:style-name="T6"> </text:span><text:span text:style-name="T4">UC?</text:span></text:p>
            <text:list>
              <text:list-item>
                <text:p text:style-name="P29" loext:marker-style-name="T9"><text:span text:style-name="T26">La</text:span><text:span text:style-name="T27"> </text:span><text:span text:style-name="T26">ALU</text:span><text:span text:style-name="T9">.</text:span></text:p>
              </text:list-item>
              <text:list-item>
                <text:p text:style-name="P30" loext:marker-style-name="T9"><text:span text:style-name="T9">La</text:span><text:span text:style-name="T28"> </text:span><text:span text:style-name="T9">CPU.</text:span></text:p>
              </text:list-item>
              <text:list-item>
                <text:p text:style-name="P29" loext:marker-style-name="T9"><text:soft-page-break/><text:span text:style-name="T9">El</text:span><text:span text:style-name="T19"> </text:span><text:span text:style-name="T9">registro</text:span><text:span text:style-name="T19"> </text:span><text:span text:style-name="T9">acumulador.</text:span></text:p>
              </text:list-item>
              <text:list-item>
                <text:p text:style-name="P27" loext:marker-style-name="T9"><text:span text:style-name="T9">El</text:span><text:span text:style-name="T21"> </text:span><text:span text:style-name="T9">reloj.</text:span></text:p>
              </text:list-item>
            </text:list>
          </text:list-item>
        </text:list>
        <text:p text:style-name="P32" loext:marker-style-name="T29"/>
        <text:list text:continue-numbering="true" text:style-name="WWNum2">
          <text:list-item>
            <text:p text:style-name="P26" loext:marker-style-name="T4"><text:span text:style-name="T4">¿Cuál</text:span><text:span text:style-name="T30"> </text:span><text:span text:style-name="T4">de</text:span><text:span text:style-name="T5"> </text:span><text:span text:style-name="T4">los</text:span><text:span text:style-name="T6"> </text:span><text:span text:style-name="T4">siguientes</text:span><text:span text:style-name="T30"> </text:span><text:span text:style-name="T4">no</text:span><text:span text:style-name="T6"> </text:span><text:span text:style-name="T4">es</text:span><text:span text:style-name="T6"> </text:span><text:span text:style-name="T4">un</text:span><text:span text:style-name="T30"> </text:span><text:span text:style-name="T4">tipo</text:span><text:span text:style-name="T30"> </text:span><text:span text:style-name="T4">de</text:span><text:span text:style-name="T5"> </text:span><text:span text:style-name="T4">operador?</text:span></text:p>
            <text:list>
              <text:list-item>
                <text:p text:style-name="P33"><text:span text:style-name="T9">Operador</text:span><text:span text:style-name="T31"> </text:span><text:span text:style-name="T9">triádico.</text:span></text:p>
              </text:list-item>
              <text:list-item>
                <text:p text:style-name="P27" loext:marker-style-name="T9"><text:span text:style-name="T9">Operador</text:span><text:span text:style-name="T18"> </text:span><text:span text:style-name="T9">en</text:span><text:span text:style-name="T18"> </text:span><text:span text:style-name="T9">paralelo.</text:span></text:p>
              </text:list-item>
              <text:list-item>
                <text:p text:style-name="P29" loext:marker-style-name="T9"><text:span text:style-name="T9">Operador</text:span><text:span text:style-name="T32"> </text:span><text:span text:style-name="T9">específico.</text:span></text:p>
              </text:list-item>
              <text:list-item>
                <text:p text:style-name="P30" loext:marker-style-name="T9"><text:span text:style-name="T9">Operador</text:span><text:span text:style-name="T32"> </text:span><text:span text:style-name="T9">multisecuencial.</text:span></text:p>
              </text:list-item>
            </text:list>
          </text:list-item>
        </text:list>
        <text:p text:style-name="P34" loext:marker-style-name="T33"/>
        <text:list text:continue-numbering="true" text:style-name="WWNum2">
          <text:list-item>
            <text:p text:style-name="P26" loext:marker-style-name="T4"><text:span text:style-name="T4">¿En</text:span><text:span text:style-name="T5"> </text:span><text:span text:style-name="T4">qué</text:span><text:span text:style-name="T5"> </text:span><text:span text:style-name="T4">unidad</text:span><text:span text:style-name="T6"> </text:span><text:span text:style-name="T4">se</text:span><text:span text:style-name="T7"> </text:span><text:span text:style-name="T4">encuadraría</text:span><text:span text:style-name="T5"> </text:span><text:span text:style-name="T4">el</text:span><text:span text:style-name="T6"> </text:span><text:span text:style-name="T4">microprocesador?</text:span></text:p>
            <text:list>
              <text:list-item>
                <text:p text:style-name="P35" loext:marker-style-name="T9"><text:span text:style-name="T9">Unidad</text:span><text:span text:style-name="T34"> </text:span><text:span text:style-name="T9">de</text:span><text:span text:style-name="T28"> </text:span><text:span text:style-name="T9">memoria.</text:span></text:p>
              </text:list-item>
              <text:list-item>
                <text:p text:style-name="P36"><text:span text:style-name="T9">Unidad</text:span><text:span text:style-name="T28"> </text:span><text:span text:style-name="T9">de</text:span><text:span text:style-name="T28"> </text:span><text:span text:style-name="T9">control.</text:span></text:p>
              </text:list-item>
              <text:list-item>
                <text:p text:style-name="P37" loext:marker-style-name="T9"><text:span text:style-name="T9">Unidad</text:span><text:span text:style-name="T34"> </text:span><text:span text:style-name="T9">de</text:span><text:span text:style-name="T28"> </text:span><text:span text:style-name="T9">entrada</text:span><text:span text:style-name="T28"> </text:span><text:span text:style-name="T9">y</text:span><text:span text:style-name="T28"> </text:span><text:span text:style-name="T9">salida.</text:span></text:p>
              </text:list-item>
              <text:list-item>
                <text:p text:style-name="P37" loext:marker-style-name="T9"><text:span text:style-name="T9">Ninguna</text:span><text:span text:style-name="T19"> </text:span><text:span text:style-name="T9">de</text:span><text:span text:style-name="T34"> </text:span><text:span text:style-name="T9">las</text:span><text:span text:style-name="T34"> </text:span><text:span text:style-name="T9">anteriores.</text:span></text:p>
              </text:list-item>
            </text:list>
          </text:list-item>
        </text:list>
      </text:section>
      <text:list text:continue-numbering="true" text:style-name="WWNum2">
        <text:list-item>
          <text:p text:style-name="P38" loext:marker-style-name="T4"><text:bookmark text:name="Páxina 2 Copia 1"/><text:bookmark text:name="Páxina 2"/><text:span text:style-name="T4">¿Cuál</text:span><text:span text:style-name="T6"> </text:span><text:span text:style-name="T4">de</text:span><text:span text:style-name="T7"> </text:span><text:span text:style-name="T4">los</text:span><text:span text:style-name="T6"> </text:span><text:span text:style-name="T4">siguientes</text:span><text:span text:style-name="T5"> </text:span><text:span text:style-name="T4">no</text:span><text:span text:style-name="T6"> </text:span><text:span text:style-name="T4">es</text:span><text:span text:style-name="T5"> </text:span><text:span text:style-name="T4">un</text:span><text:span text:style-name="T30"> </text:span><text:span text:style-name="T4">tipo</text:span><text:span text:style-name="T5"> </text:span><text:span text:style-name="T4">de</text:span><text:span text:style-name="T5"> </text:span><text:span text:style-name="T4">periférico?</text:span></text:p>
          <text:list>
            <text:list-item>
              <text:p text:style-name="P39" loext:marker-style-name="T9"><text:span text:style-name="T9">Entrada.</text:span><text:span text:style-name="T9"/></text:p>
            </text:list-item>
            <text:list-item>
              <text:p text:style-name="P40" loext:marker-style-name="T9"><text:span text:style-name="T9">Comunicaciones.</text:span><text:span text:style-name="T9"/></text:p>
            </text:list-item>
            <text:list-item>
              <text:p text:style-name="P41" loext:marker-style-name="T9"><text:span text:style-name="T9">Operaciones.</text:span><text:span text:style-name="T9"/></text:p>
            </text:list-item>
            <text:list-item>
              <text:p text:style-name="P41" loext:marker-style-name="T9"><text:span text:style-name="T9">Almacenamiento.</text:span><text:span text:style-name="T9"/></text:p>
            </text:list-item>
          </text:list>
        </text:list-item>
      </text:list>
      <text:p text:style-name="P42" loext:marker-style-name="T35"/>
      <text:list text:continue-numbering="true" text:style-name="WWNum2">
        <text:list-item>
          <text:p text:style-name="P26" loext:marker-style-name="T4"><text:span text:style-name="T4">El</text:span><text:span text:style-name="T6"> </text:span><text:span text:style-name="T4">elemento</text:span><text:span text:style-name="T5"> </text:span><text:span text:style-name="T4">encargado</text:span><text:span text:style-name="T5"> </text:span><text:span text:style-name="T4">de</text:span><text:span text:style-name="T5"> </text:span><text:span text:style-name="T4">sincronizar</text:span><text:span text:style-name="T5"> </text:span><text:span text:style-name="T4">las</text:span><text:span text:style-name="T5"> </text:span><text:span text:style-name="T4">acciones</text:span><text:span text:style-name="T5"> </text:span><text:span text:style-name="T4">del</text:span><text:span text:style-name="T6"> </text:span><text:span text:style-name="T4">equipo</text:span><text:span text:style-name="T5"> </text:span><text:span text:style-name="T4">es</text:span><text:span text:style-name="T5"> </text:span><text:span text:style-name="T4">el:</text:span></text:p>
          <text:list>
            <text:list-item>
              <text:p text:style-name="P35" loext:marker-style-name="T9"><text:span text:style-name="T9">Sincronizador.</text:span><text:span text:style-name="T9"/></text:p>
            </text:list-item>
            <text:list-item>
              <text:p text:style-name="P43" loext:marker-style-name="T9"><text:span text:style-name="T9">Secuenciador.</text:span><text:span text:style-name="T9"/></text:p>
            </text:list-item>
            <text:list-item>
              <text:p text:style-name="P37" loext:marker-style-name="T9"><text:span text:style-name="T9">Reloj.</text:span><text:span text:style-name="T9"/></text:p>
            </text:list-item>
            <text:list-item>
              <text:p text:style-name="P37" loext:marker-style-name="T9"><text:span text:style-name="T9">No</text:span><text:span text:style-name="T34"> </text:span><text:span text:style-name="T9">existe</text:span><text:span text:style-name="T34"> </text:span><text:span text:style-name="T9">tal</text:span><text:span text:style-name="T21"> </text:span><text:span text:style-name="T9">elemento.</text:span></text:p>
            </text:list-item>
          </text:list>
        </text:list-item>
      </text:list>
      <text:p text:style-name="P44" loext:marker-style-name="T36"/>
      <text:list text:continue-numbering="true" text:style-name="WWNum2">
        <text:list-item>
          <text:p text:style-name="P45" loext:marker-style-name="T4"><text:span text:style-name="T4">Si</text:span><text:span text:style-name="T6"> </text:span><text:span text:style-name="T4">el</text:span><text:span text:style-name="T30"> </text:span><text:span text:style-name="T4">bus</text:span><text:span text:style-name="T6"> </text:span><text:span text:style-name="T4">de</text:span><text:span text:style-name="T6"> </text:span><text:span text:style-name="T4">direcciones</text:span><text:span text:style-name="T6"> </text:span><text:span text:style-name="T4">de</text:span><text:span text:style-name="T5"> </text:span><text:span text:style-name="T4">una</text:span><text:span text:style-name="T6"> </text:span><text:span text:style-name="T4">CPU</text:span><text:span text:style-name="T6"> </text:span><text:span text:style-name="T4">tiene</text:span><text:span text:style-name="T6"> </text:span><text:span text:style-name="T4">10</text:span><text:span text:style-name="T6"> </text:span><text:span text:style-name="T4">bits,</text:span><text:span text:style-name="T6"> </text:span><text:span text:style-name="T4">¿a</text:span><text:span text:style-name="T6"> </text:span><text:span text:style-name="T4">cuántas</text:span><text:span text:style-name="T6"> </text:span><text:span text:style-name="T4">posiciones</text:span><text:span text:style-name="T6"> </text:span><text:span text:style-name="T4">de</text:span><text:span text:style-name="T5"> </text:span><text:span text:style-name="T4">memoria</text:span><text:span text:style-name="T17"> </text:span><text:span text:style-name="T4">podrá</text:span><text:span text:style-name="T30"> </text:span><text:span text:style-name="T4">direccionar?:</text:span></text:p>
        </text:list-item>
      </text:list>
      <text:p text:style-name="P46" loext:marker-style-name="T9"><text:span text:style-name="T9">a)<text:tab/>64</text:span><text:span text:style-name="T9"/></text:p>
      <text:p text:style-name="P47" loext:marker-style-name="T9"><text:span text:style-name="T9">b)<text:tab/>126</text:span><text:span text:style-name="T9"/></text:p>
      <text:p text:style-name="P48" loext:marker-style-name="T9"><text:span text:style-name="T9">c)<text:tab/>2</text:span><text:span text:style-name="T9"/></text:p>
      <text:p text:style-name="P49" loext:marker-style-name="T9"><text:span text:style-name="T9">d)<text:tab/>1</text:span><text:span text:style-name="T21"> </text:span><text:span text:style-name="T9">024</text:span></text:p>
      <text:p text:style-name="P50" loext:marker-style-name="T37"/>
      <text:list text:continue-list="list3512053369175" text:style-name="WWNum1">
        <text:list-item>
          <text:p text:style-name="P51" loext:marker-style-name="T4"><text:span text:style-name="T4">Calcula</text:span><text:span text:style-name="T38"> </text:span><text:span text:style-name="T4">la</text:span><text:span text:style-name="T39"> </text:span><text:span text:style-name="T4">cantidad</text:span><text:span text:style-name="T40"> </text:span><text:span text:style-name="T4">de</text:span><text:span text:style-name="T38"> </text:span><text:span text:style-name="T4">memoria</text:span><text:span text:style-name="T39"> </text:span><text:span text:style-name="T4">que</text:span><text:span text:style-name="T41"> </text:span><text:span text:style-name="T4">se</text:span><text:span text:style-name="T38"> </text:span><text:span text:style-name="T4">puede</text:span><text:span text:style-name="T38"> </text:span><text:span text:style-name="T4">direccionar</text:span><text:span text:style-name="T38"> </text:span><text:span text:style-name="T4">sabiendo</text:span><text:span text:style-name="T39"> </text:span><text:span text:style-name="T4">que</text:span><text:span text:style-name="T38"> </text:span><text:span text:style-name="T4">el</text:span><text:span text:style-name="T38"> </text:span><text:span text:style-name="T4">bus</text:span><text:span text:style-name="T39"> </text:span><text:span text:style-name="T4">de</text:span><text:span text:style-name="T17"> </text:span><text:span text:style-name="T4">direcciones</text:span><text:span text:style-name="T30"> </text:span><text:span text:style-name="T4">tiene</text:span><text:span text:style-name="T30"> </text:span><text:span text:style-name="T4">20</text:span><text:span text:style-name="T42"> </text:span><text:span text:style-name="T4">bits</text:span><text:span text:style-name="T30"> </text:span><text:span text:style-name="T4">y</text:span><text:span text:style-name="T42"> </text:span><text:span text:style-name="T4">el bus</text:span><text:span text:style-name="T30"> </text:span><text:span text:style-name="T4">de</text:span><text:span text:style-name="T42"> </text:span><text:span text:style-name="T4">datos</text:span><text:span text:style-name="T42"> </text:span><text:span text:style-name="T4">es</text:span><text:span text:style-name="T30"> </text:span><text:span text:style-name="T4">de</text:span><text:span text:style-name="T30"> </text:span><text:span text:style-name="T4">64</text:span><text:span text:style-name="T42"> </text:span><text:span text:style-name="T4">bits</text:span></text:p>
        </text:list-item>
      </text:list>
      <text:p text:style-name="P4"/>
      <text:list text:continue-numbering="true" text:style-name="WWNum1">
        <text:list-item>
          <text:p text:style-name="P52" loext:marker-style-name="T4"><text:span text:style-name="T4">Calcula</text:span><text:span text:style-name="T5"> </text:span><text:span text:style-name="T4">la</text:span><text:span text:style-name="T5"> </text:span><text:span text:style-name="T4">velocidad</text:span><text:span text:style-name="T6"> </text:span><text:span text:style-name="T4">de</text:span><text:span text:style-name="T7"> </text:span><text:span text:style-name="T4">transferencia</text:span><text:span text:style-name="T6"> </text:span><text:span text:style-name="T4">en</text:span><text:span text:style-name="T6"> </text:span><text:span text:style-name="T4">Mb/s</text:span><text:span text:style-name="T5"> </text:span><text:span text:style-name="T4">entre</text:span><text:span text:style-name="T7"> </text:span><text:span text:style-name="T4">un</text:span><text:span text:style-name="T6"> </text:span><text:span text:style-name="T4">procesador</text:span><text:span text:style-name="T6"> </text:span><text:span text:style-name="T4">cuya</text:span><text:span text:style-name="T5"> </text:span><text:span text:style-name="T4">velocidad</text:span><text:span text:style-name="T6"> </text:span><text:span text:style-name="T4">es</text:span><text:span text:style-name="T5"> </text:span><text:span text:style-name="T4">de</text:span><text:span text:style-name="T17"> </text:span><text:span text:style-name="T4">3</text:span><text:span text:style-name="T43"> </text:span><text:span text:style-name="T4">GHz</text:span><text:span text:style-name="T44"> </text:span><text:span text:style-name="T4">a</text:span><text:span text:style-name="T43"> </text:span><text:span text:style-name="T4">la</text:span><text:span text:style-name="T45"> </text:span><text:span text:style-name="T4">memoria</text:span><text:span text:style-name="T43"> </text:span><text:span text:style-name="T4">si</text:span><text:span text:style-name="T45"> </text:span><text:span text:style-name="T4">el</text:span><text:span text:style-name="T45"> </text:span><text:span text:style-name="T4">bus</text:span><text:span text:style-name="T45"> </text:span><text:span text:style-name="T4">de</text:span><text:span text:style-name="T44"> </text:span><text:span text:style-name="T4">datos</text:span><text:span text:style-name="T43"> </text:span><text:span text:style-name="T4">es</text:span><text:span text:style-name="T45"> </text:span><text:span text:style-name="T4">de</text:span><text:span text:style-name="T44"> </text:span><text:span text:style-name="T4">64</text:span><text:span text:style-name="T43"> </text:span><text:span text:style-name="T4">bits</text:span><text:span text:style-name="T43"> </text:span><text:span text:style-name="T4">y</text:span><text:span text:style-name="T45"> </text:span><text:span text:style-name="T4">tiene</text:span><text:span text:style-name="T44"> </text:span><text:span text:style-name="T4">una</text:span><text:span text:style-name="T43"> </text:span><text:span text:style-name="T4">frecuencia</text:span><text:span text:style-name="T43"> </text:span><text:span text:style-name="T4">de</text:span><text:span text:style-name="T43"> </text:span><text:span text:style-name="T4">trabajo</text:span><text:span text:style-name="T44"> </text:span><text:span text:style-name="T4">del</text:span><text:span text:style-name="T42"> </text:span><text:span text:style-name="T4">bus</text:span><text:span text:style-name="T30"> </text:span><text:span text:style-name="T4">es</text:span><text:span text:style-name="T30"> </text:span><text:span text:style-name="T4">de</text:span><text:span text:style-name="T6"> </text:span><text:span text:style-name="T4">800</text:span><text:span text:style-name="T30"> </text:span><text:span text:style-name="T4">MHz</text:span><text:span text:style-name="T6"> </text:span><text:span text:style-name="T4">y</text:span><text:span text:style-name="T30"> </text:span><text:span text:style-name="T4">sólo</text:span><text:span text:style-name="T30"> </text:span><text:span text:style-name="T4">se</text:span><text:span text:style-name="T6"> </text:span><text:span text:style-name="T4">realiza</text:span><text:span text:style-name="T30"> </text:span><text:span text:style-name="T4">una</text:span><text:span text:style-name="T30"> </text:span><text:span text:style-name="T4">transferencia</text:span><text:span text:style-name="T30"> </text:span><text:span text:style-name="T4">por</text:span><text:span text:style-name="T30"> </text:span><text:span text:style-name="T4">ciclo</text:span><text:span text:style-name="T30"> </text:span><text:span text:style-name="T4">de</text:span><text:span text:style-name="T6"> </text:span><text:span text:style-name="T4">reloj.</text:span></text:p>
        </text:list-item>
      </text:list>
      <text:p text:style-name="Text_20_body"/>
      <text:list text:continue-numbering="true" text:style-name="WWNum1">
        <text:list-item>
          <text:p text:style-name="P3" loext:marker-style-name="T4"><text:span text:style-name="T4">Si</text:span><text:span text:style-name="T30"> </text:span><text:span text:style-name="T4">la</text:span><text:span text:style-name="T30"> </text:span><text:span text:style-name="T4">velocidad</text:span><text:span text:style-name="T42"> </text:span><text:span text:style-name="T4">de</text:span><text:span text:style-name="T6"> </text:span><text:span text:style-name="T4">transferencia</text:span><text:span text:style-name="T30"> </text:span><text:span text:style-name="T4">de</text:span><text:span text:style-name="T5"> </text:span><text:span text:style-name="T4">un</text:span><text:span text:style-name="T42"> </text:span><text:span text:style-name="T4">bus</text:span><text:span text:style-name="T30"> </text:span><text:span text:style-name="T4">de</text:span><text:span text:style-name="T6"> </text:span><text:span text:style-name="T4">datos</text:span><text:span text:style-name="T30"> </text:span><text:span text:style-name="T4">es</text:span><text:span text:style-name="T30"> </text:span><text:span text:style-name="T4">de</text:span><text:span text:style-name="T5"> </text:span><text:span text:style-name="T4">4264</text:span><text:span text:style-name="T30"> </text:span><text:span text:style-name="T4">Mb/s,</text:span><text:span text:style-name="T30"> </text:span><text:span text:style-name="T4">el</text:span><text:span text:style-name="T42"> </text:span><text:span text:style-name="T4">bus</text:span><text:span text:style-name="T30"> </text:span><text:span text:style-name="T4">es</text:span><text:span text:style-name="T6"> </text:span><text:span text:style-name="T4">de</text:span><text:span text:style-name="T30"> </text:span><text:span text:style-name="T4">32</text:span><text:span text:style-name="T30"> </text:span><text:span text:style-name="T4">bits</text:span></text:p>
        </text:list-item>
      </text:list>
      <text:p text:style-name="P53">y<text:span text:style-name="T46"> </text:span>se<text:span text:style-name="T47"> </text:span>realizan<text:span text:style-name="T48"> </text:span>dos<text:span text:style-name="T47"> </text:span>transferencias<text:span text:style-name="T47"> </text:span>por<text:span text:style-name="T46"> </text:span>ciclo<text:span text:style-name="T47"> </text:span>de<text:span text:style-name="T46"> </text:span>reloj<text:span text:style-name="T46"> </text:span>(DDR)<text:span text:style-name="T47"> </text:span>¿Cuál<text:span text:style-name="T48"> </text:span>es<text:span text:style-name="T47"> </text:span>la<text:span text:style-name="T47"> </text:span>frecuencia<text:span text:style-name="T46"> </text:span>de<text:span text:style-name="T49"> </text:span>trabajo<text:span text:style-name="T50"> </text:span>del bus?</text:p>
      <text:p text:style-name="Text_20_body"/>
      <text:list text:continue-numbering="true" text:style-name="WWNum1">
        <text:list-item>
          <text:p text:style-name="P54" loext:marker-style-name="T4"><text:span text:style-name="T4">Calcula</text:span><text:span text:style-name="T6"> </text:span><text:span text:style-name="T4">el</text:span><text:span text:style-name="T30"> </text:span><text:span text:style-name="T4">ancho</text:span><text:span text:style-name="T6"> </text:span><text:span text:style-name="T4">de</text:span><text:span text:style-name="T5"> </text:span><text:span text:style-name="T4">un</text:span><text:span text:style-name="T30"> </text:span><text:span text:style-name="T4">bus</text:span><text:span text:style-name="T6"> </text:span><text:span text:style-name="T4">de</text:span><text:span text:style-name="T5"> </text:span><text:span text:style-name="T4">datos</text:span><text:span text:style-name="T6"> </text:span><text:span text:style-name="T4">sabiendo</text:span><text:span text:style-name="T6"> </text:span><text:span text:style-name="T4">que</text:span><text:span text:style-name="T6"> </text:span><text:span text:style-name="T4">la</text:span><text:span text:style-name="T30"> </text:span><text:span text:style-name="T4">velocidad</text:span><text:span text:style-name="T30"> </text:span><text:span text:style-name="T4">de</text:span><text:span text:style-name="T5"> </text:span><text:span text:style-name="T4">transferencia</text:span><text:span text:style-name="T6"> </text:span><text:span text:style-name="T4">del</text:span><text:span text:style-name="T30"> </text:span><text:span text:style-name="T4">bus</text:span><text:span text:style-name="T17"> </text:span><text:span text:style-name="T4">es</text:span><text:span text:style-name="T30"> </text:span><text:span text:style-name="T4">de</text:span><text:span text:style-name="T30"> </text:span><text:span text:style-name="T4">3200Mb/s,</text:span><text:span text:style-name="T30"> </text:span><text:span text:style-name="T4">la</text:span><text:span text:style-name="T42"> </text:span><text:span text:style-name="T4">frecuencia</text:span><text:span text:style-name="T30"> </text:span><text:span text:style-name="T4">del</text:span><text:span text:style-name="T42"> </text:span><text:span text:style-name="T4">reloj</text:span><text:span text:style-name="T42"> </text:span><text:span text:style-name="T4">es</text:span><text:span text:style-name="T30"> </text:span><text:span text:style-name="T4">100</text:span><text:span text:style-name="T30"> </text:span><text:span text:style-name="T4">MHz</text:span><text:span text:style-name="T30"> </text:span><text:span text:style-name="T4">y</text:span><text:span text:style-name="T30"> </text:span><text:span text:style-name="T4">que</text:span><text:span text:style-name="T30"> </text:span><text:span text:style-name="T4">el bus</text:span><text:span text:style-name="T30"> </text:span><text:span text:style-name="T4">es</text:span><text:span text:style-name="T30"> </text:span><text:span text:style-name="T4">QD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class="chapter">
      <style:paragraph-properties fo:margin-left="4.685cm" fo:margin-right="5.045cm" fo:margin-top="0.042cm" fo:margin-bottom="0cm" style:contextual-spacing="false" fo:text-align="center" style:justify-single-word="false"/>
      <style:text-properties style:font-name="Calibri1" fo:font-family="Calibri" style:font-family-generic="roman" style:font-pitch="variable" fo:font-size="14pt" fo:language="es" fo:country="ES" fo:font-weight="bold" style:font-name-asian="Calibri2" style:font-family-asian="Calibri" style:font-family-generic-asian="system" style:font-pitch-asian="variable" style:font-size-asian="14pt" style:language-asian="en" style:country-asian="US" style:font-weight-asian="bold" style:font-name-complex="Calibri2" style:font-family-complex="Calibri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2.104cm" fo:text-indent="-0.637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etter-spacing="-0.004cm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fo:language="es" fo:country="E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11" style:display-name="ListLabel 11" style:family="text">
      <style:text-properties fo:color="#151514" loext:opacity="100%" style:font-name="Calibri" fo:font-family="Calibri" style:font-pitch="variable" fo:font-size="12pt" fo:language="es" fo:country="E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04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02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98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945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90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6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8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69cm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04cm"/>
        </style:list-level-properties>
        <style:text-properties style:font-name="Symbol1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5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92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2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066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0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41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7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P2" style:family="paragraph" style:parent-style-name="Frame_20_contents">
      <style:paragraph-properties fo:margin-left="0.106cm" fo:margin-right="0cm" fo:margin-top="0.016cm" fo:margin-bottom="0cm" style:contextual-spacing="false" fo:text-align="start" style:justify-single-word="false" fo:text-indent="0cm" style:auto-text-indent="false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fo:font-size="12pt" style:font-size-asian="12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.505cm" fo:margin-bottom="0.605cm" fo:margin-left="1.799cm" fo:margin-right="1.4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7cm" fo:margin-left="0cm" fo:margin-right="0cm" fo:margin-top="0.2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87cm" fo:margin-bottom="0.605cm" fo:margin-left="1.799cm" fo:margin-right="1.446cm" style:writing-mode="lr-tb" style:layout-grid-color="#c0c0c0" style:layout-grid-lines="259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7cm" fo:margin-left="0cm" fo:margin-right="0cm" fo:margin-top="0.2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frame draw:style-name="Mfr1" draw:name="Marco1" text:anchor-type="char" svg:x="18.687cm" svg:y="28.707cm" svg:width="0.423cm" svg:height="0.54cm" draw:z-index="2"><draw:text-box><text:p text:style-name="MP2" loext:marker-style-name="MT2"><text:page-number text:select-page="current">2</text:page-number></text:p></draw:text-box></draw:frame></text:p>
      </style:footer>
    </style:master-page>
    <style:master-page style:name="Converted1" style:page-layout-name="Mpm2" draw:style-name="Mdp1">
      <style:footer>
        <text:p text:style-name="MP1" loext:marker-style-name="MT1"><draw:frame draw:style-name="Mfr1" draw:name="Marco2" text:anchor-type="char" svg:x="18.687cm" svg:y="28.707cm" svg:width="0.423cm" svg:height="0.54cm" draw:z-index="0"><draw:text-box><text:p text:style-name="MP2" loext:marker-style-name="MT2"><text:page-number text:select-page="current">3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23:27:38</meta:creation-date>
    <dc:date>2024-10-30T00:35:10.030000000</dc:date>
    <meta:editing-duration>PT7M23S</meta:editing-duration>
    <meta:generator>LibreOffice/24.8.2.1$Windows_X86_64 LibreOffice_project/0f794b6e29741098670a3b95d60478a65d05ef13</meta:generator>
    <meta:editing-cycles>1</meta:editing-cycles>
    <meta:document-statistic meta:table-count="1" meta:image-count="0" meta:object-count="0" meta:page-count="3" meta:paragraph-count="89" meta:word-count="456" meta:character-count="2351" meta:non-whitespace-character-count="2041"/>
    <meta:user-defined meta:name="AppVersion">12.0000</meta:user-defined>
    <meta:user-defined meta:name="Created" meta:value-type="date">2024-10-08T00:00:00</meta:user-defined>
    <meta:user-defined meta:name="Creator">Draw</meta:user-defined>
    <meta:user-defined meta:name="LastSaved" meta:value-type="date">2024-10-08T00:00:00</meta:user-defined>
    <meta:template xlink:type="simple" xlink:actuate="onRequest" xlink:title="Normal" xlink:href=""/>
  </office:meta>
</office:document-meta>
</file>